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7cm" fo:min-width="2.8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1.3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2.824cm"/>
    </style:style>
    <style:style style:name="gr6" style:family="graphic" style:parent-style-name="standard">
      <style:graphic-properties svg:stroke-color="#000000" draw:marker-start="Circle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2.824cm"/>
    </style:style>
    <style:style style:name="gr8" style:family="graphic" style:parent-style-name="objectwithoutfill">
      <style:graphic-properties draw:stroke="dash" draw:stroke-dash="Fine_20_Dashed_20__28_var_29_" svg:stroke-color="#0047ff" draw:marker-start="" draw:marker-end="Arrow" draw:fill="none" draw:textarea-vertical-align="middle" draw:shadow-offset-x="0.203cm" draw:shadow-offset-y="0.203cm"/>
    </style:style>
    <style:style style:name="gr9" style:family="graphic" style:parent-style-name="standard">
      <style:graphic-properties draw:fill-color="#00ffff" draw:textarea-vertical-align="middle"/>
    </style:style>
    <style:style style:name="gr10" style:family="graphic" style:parent-style-name="standard">
      <style:graphic-properties draw:fill-color="#00ffff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3.81cm" svg:height="3.81cm" svg:x="1cm" svg:y="1cm">
            <text:p/>
          </draw:rect>
          <draw:line draw:style-name="gr2" draw:text-style-name="P1" draw:layer="layout" svg:x1="1cm" svg:y1="2.27cm" svg:x2="4.81cm" svg:y2="2.27cm">
            <text:p/>
          </draw:line>
          <draw:line draw:style-name="gr2" draw:text-style-name="P1" draw:layer="layout" svg:x1="1cm" svg:y1="3.54cm" svg:x2="4.81cm" svg:y2="3.54cm">
            <text:p/>
          </draw:line>
        </draw:g>
        <draw:frame draw:style-name="gr3" draw:text-style-name="P2" draw:layer="layout" svg:width="1.895cm" svg:height="1.687cm" svg:x="2.143cm" svg:y="1.127cm">
          <draw:text-box>
            <text:p><text:span text:style-name="T1">f = </text:span></text:p>
          </draw:text-box>
        </draw:frame>
        <draw:frame draw:style-name="gr4" draw:text-style-name="P2" draw:layer="layout" svg:width="1.031cm" svg:height="1.016cm" svg:x="2.397cm" svg:y="3.667cm">
          <draw:text-box>
            <text:p><text:span text:style-name="T1">...</text:span></text:p>
          </draw:text-box>
        </draw:frame>
        <draw:g>
          <draw:rect draw:style-name="gr1" draw:text-style-name="P1" draw:layer="layout" svg:width="3.81cm" svg:height="3.81cm" svg:x="1cm" svg:y="3.54cm">
            <text:p/>
          </draw:rect>
          <draw:line draw:style-name="gr2" draw:text-style-name="P1" draw:layer="layout" svg:x1="1cm" svg:y1="4.81cm" svg:x2="4.81cm" svg:y2="4.81cm">
            <text:p/>
          </draw:line>
          <draw:line draw:style-name="gr2" draw:text-style-name="P1" draw:layer="layout" svg:x1="1cm" svg:y1="6.08cm" svg:x2="4.81cm" svg:y2="6.08cm">
            <text:p/>
          </draw:line>
        </draw:g>
        <draw:frame draw:style-name="gr5" draw:text-style-name="P2" draw:layer="layout" svg:width="2.149cm" svg:height="1.016cm" svg:x="1.635cm" svg:y="3.794cm">
          <draw:text-box>
            <text:p><text:span text:style-name="T1">f0 = </text:span></text:p>
          </draw:text-box>
        </draw:frame>
        <draw:rect draw:style-name="gr1" draw:text-style-name="P1" draw:layer="layout" svg:width="1.905cm" svg:height="0.889cm" svg:x="5.826cm" svg:y="1.254cm">
          <text:p/>
        </draw:rect>
        <draw:line draw:style-name="gr6" draw:text-style-name="P1" draw:layer="layout" svg:x1="3.794cm" svg:y1="1.635cm" svg:x2="5.826cm" svg:y2="1.635cm">
          <text:p/>
        </draw:line>
        <draw:frame draw:style-name="gr7" draw:text-style-name="P2" draw:layer="layout" svg:width="1.895cm" svg:height="1.052cm" svg:x="1.391cm" svg:y="2.488cm">
          <draw:text-box>
            <text:p><text:span text:style-name="T1">obj = </text:span></text:p>
          </draw:text-box>
        </draw:frame>
        <draw:rect draw:style-name="gr1" draw:text-style-name="P1" draw:layer="layout" svg:width="1.905cm" svg:height="0.889cm" svg:x="5.826cm" svg:y="2.524cm">
          <text:p/>
        </draw:rect>
        <draw:line draw:style-name="gr6" draw:text-style-name="P1" draw:layer="layout" svg:x1="3.794cm" svg:y1="2.905cm" svg:x2="5.826cm" svg:y2="2.905cm">
          <text:p/>
        </draw:line>
        <draw:frame draw:style-name="gr4" draw:text-style-name="P2" draw:layer="layout" svg:width="1.031cm" svg:height="1.016cm" svg:x="2.397cm" svg:y="6.207cm">
          <draw:text-box>
            <text:p><text:span text:style-name="T1">...</text:span></text:p>
          </draw:text-box>
        </draw:frame>
        <draw:path draw:style-name="gr8" draw:text-style-name="P1" draw:layer="layout" svg:width="2.059cm" svg:height="2.031cm" draw:transform="rotate (-1.57079632679579) translate (9.76299999999939cm 1.98806504063152cm)" svg:viewBox="0 0 2060 2032" svg:d="m2060 0c-2033 127-2151 1750-2025 2032v0">
          <text:p/>
        </draw:path>
        <draw:frame draw:style-name="gr5" draw:text-style-name="P2" draw:layer="layout" svg:width="2.149cm" svg:height="1.016cm" svg:x="1.635cm" svg:y="4.937cm">
          <draw:text-box>
            <text:p><text:span text:style-name="T1">f1 = </text:span></text:p>
          </draw:text-box>
        </draw:frame>
        <draw:rect draw:style-name="gr9" draw:text-style-name="P1" draw:layer="layout" svg:width="3.937cm" svg:height="1.27cm" svg:x="6.334cm" svg:y="5.699cm">
          <text:p/>
        </draw:rect>
        <draw:line draw:style-name="gr6" draw:text-style-name="P1" draw:layer="layout" svg:x1="3.794cm" svg:y1="4.302cm" svg:x2="6.334cm" svg:y2="4.683cm">
          <text:p/>
        </draw:line>
        <draw:line draw:style-name="gr6" draw:text-style-name="P1" draw:layer="layout" svg:x1="3.794cm" svg:y1="5.445cm" svg:x2="6.334cm" svg:y2="6.207cm">
          <text:p/>
        </draw:line>
        <draw:rect draw:style-name="gr10" draw:text-style-name="P1" draw:layer="layout" svg:width="3.937cm" svg:height="1.27cm" svg:x="6.334cm" svg:y="4.048cm">
          <text:p text:style-name="P1"><text:s/></text:p>
        </draw:rect>
        <draw:frame draw:style-name="gr11" draw:layer="layout" svg:width="1.861cm" svg:height="0.962cm" svg:x="6.334cm" svg:y="4.229cm">
          <draw:text-box>
            <text:p>this=</text:p>
          </draw:text-box>
        </draw:frame>
        <draw:frame draw:style-name="gr11" draw:layer="layout" svg:width="3.999cm" svg:height="0.962cm" svg:x="6.334cm" svg:y="5.826cm">
          <draw:text-box>
            <text:p>this= <text:s/>, a = 2</text:p>
          </draw:text-box>
        </draw:frame>
        <draw:polyline draw:style-name="gr6" draw:text-style-name="P1" draw:layer="layout" svg:width="1.676cm" svg:height="0.865cm" draw:transform="rotate (1.38544236023284) translate (7.42187765207777cm 4.68059776161906cm)" svg:viewBox="0 0 1677 866" draw:points="0,702 1194,866 1677,0">
          <text:p/>
        </draw:polyline>
        <draw:polyline draw:style-name="gr6" draw:text-style-name="P1" draw:layer="layout" svg:width="3.549cm" svg:height="1.138cm" draw:transform="rotate (1.38544236023284) translate (7.07681036529334cm 6.26689549623614cm)" svg:viewBox="0 0 3550 1139" draw:points="0,1053 2988,1139 3550,0">
          <text:p/>
        </draw:polyline>
        <draw:path draw:style-name="gr8" draw:text-style-name="P1" draw:layer="layout" svg:width="4.236cm" svg:height="2.821cm" draw:transform="rotate (-1.57079632679579) translate (10.5531858079553cm 1.71558516181732cm)" svg:viewBox="0 0 4237 2822" svg:d="m4237 282c-4064-1270-4428 2135-4176 2540v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065cm" fo:page-height="8.89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ury </meta:initial-creator>
    <meta:creation-date>2013-01-17T20:17:09</meta:creation-date>
    <dc:date>2013-01-18T15:35:19</dc:date>
    <dc:creator>Yury </dc:creator>
    <meta:editing-duration>PT3H9M58S</meta:editing-duration>
    <meta:editing-cycles>12</meta:editing-cycles>
    <meta:generator>OpenOffice.org/3.4.1$Unix OpenOffice.org_project/341m1$Build-9593</meta:generator>
    <meta:document-statistic meta:object-count="28"/>
  </office:meta>
</office:document-meta>
</file>